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0.689cm"/>
    </style:style>
    <style:style style:name="Tabela6.B" style:family="table-column">
      <style:table-column-properties style:column-width="6.32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none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0.689cm"/>
    </style:style>
    <style:style style:name="Tabela1.B" style:family="table-column">
      <style:table-column-properties style:column-width="6.32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0.689cm"/>
    </style:style>
    <style:style style:name="Tabela3.B" style:family="table-column">
      <style:table-column-properties style:column-width="6.32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none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0.689cm"/>
    </style:style>
    <style:style style:name="Tabela2.B" style:family="table-column">
      <style:table-column-properties style:column-width="6.32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539aa"/>
    </style:style>
    <style:style style:name="P2" style:family="paragraph" style:parent-style-name="Standard">
      <style:text-properties officeooo:paragraph-rsid="0037654f"/>
    </style:style>
    <style:style style:name="P3" style:family="paragraph" style:parent-style-name="Standard">
      <style:text-properties officeooo:paragraph-rsid="0037d022"/>
    </style:style>
    <style:style style:name="P4" style:family="paragraph" style:parent-style-name="Standard">
      <style:text-properties style:font-name="Arial" fo:font-weight="normal" officeooo:paragraph-rsid="003e636a"/>
    </style:style>
    <style:style style:name="P5" style:family="paragraph" style:parent-style-name="Standard">
      <style:text-properties style:font-name="Arial" officeooo:paragraph-rsid="00456f17"/>
    </style:style>
    <style:style style:name="P6" style:family="paragraph" style:parent-style-name="Text_20_body">
      <style:paragraph-properties fo:text-align="center" style:justify-single-word="false"/>
      <style:text-properties officeooo:paragraph-rsid="001539aa"/>
    </style:style>
    <style:style style:name="P7" style:family="paragraph" style:parent-style-name="Text_20_body">
      <style:text-properties officeooo:paragraph-rsid="001539aa"/>
    </style:style>
    <style:style style:name="P8" style:family="paragraph" style:parent-style-name="Text_20_body">
      <style:text-properties officeooo:paragraph-rsid="0016ed20"/>
    </style:style>
    <style:style style:name="P9" style:family="paragraph" style:parent-style-name="Text_20_body">
      <style:text-properties officeooo:paragraph-rsid="00174eca"/>
    </style:style>
    <style:style style:name="P10" style:family="paragraph" style:parent-style-name="Text_20_body">
      <style:text-properties officeooo:paragraph-rsid="00191948"/>
    </style:style>
    <style:style style:name="P11" style:family="paragraph" style:parent-style-name="Text_20_body">
      <style:text-properties style:font-name="Arial" officeooo:rsid="001539aa" officeooo:paragraph-rsid="001539aa"/>
    </style:style>
    <style:style style:name="P12" style:family="paragraph" style:parent-style-name="Text_20_body">
      <style:text-properties style:font-name="Arial" officeooo:paragraph-rsid="001539aa"/>
    </style:style>
    <style:style style:name="P13" style:family="paragraph" style:parent-style-name="Text_20_body">
      <style:text-properties style:font-name="Arial" officeooo:rsid="0016ed20" officeooo:paragraph-rsid="0016ed20"/>
    </style:style>
    <style:style style:name="P14" style:family="paragraph" style:parent-style-name="Text_20_body">
      <style:text-properties style:font-name="Arial" officeooo:paragraph-rsid="0016ed20"/>
    </style:style>
    <style:style style:name="P15" style:family="paragraph" style:parent-style-name="Text_20_body">
      <style:text-properties style:font-name="Arial" officeooo:paragraph-rsid="00174eca"/>
    </style:style>
    <style:style style:name="P16" style:family="paragraph" style:parent-style-name="Text_20_body">
      <style:text-properties style:font-name="Arial" officeooo:rsid="001e7984" officeooo:paragraph-rsid="001e7984"/>
    </style:style>
    <style:style style:name="P17" style:family="paragraph" style:parent-style-name="Text_20_body">
      <style:text-properties style:font-name="Arial" officeooo:rsid="002904da" officeooo:paragraph-rsid="002904da"/>
    </style:style>
    <style:style style:name="P18" style:family="paragraph" style:parent-style-name="Text_20_body">
      <style:text-properties style:font-name="Arial" officeooo:rsid="00174eca" officeooo:paragraph-rsid="001539aa"/>
    </style:style>
    <style:style style:name="P19" style:family="paragraph" style:parent-style-name="Text_20_body">
      <style:text-properties style:font-name="Arial" fo:font-weight="normal" officeooo:rsid="00398a0f" officeooo:paragraph-rsid="00398a0f"/>
    </style:style>
    <style:style style:name="P20" style:family="paragraph" style:parent-style-name="Text_20_body">
      <style:text-properties style:font-name="Arial" fo:font-weight="normal" officeooo:rsid="003e636a" officeooo:paragraph-rsid="003e636a"/>
    </style:style>
    <style:style style:name="P21" style:family="paragraph" style:parent-style-name="Text_20_body">
      <style:text-properties style:font-name="Arial" officeooo:rsid="00456f17" officeooo:paragraph-rsid="00456f17"/>
    </style:style>
    <style:style style:name="P22" style:family="paragraph" style:parent-style-name="Text_20_body">
      <style:text-properties officeooo:paragraph-rsid="0019447d"/>
    </style:style>
    <style:style style:name="P23" style:family="paragraph" style:parent-style-name="Text_20_body">
      <style:text-properties officeooo:paragraph-rsid="0020f926"/>
    </style:style>
    <style:style style:name="P24" style:family="paragraph" style:parent-style-name="Text_20_body">
      <style:text-properties officeooo:paragraph-rsid="0037654f"/>
    </style:style>
    <style:style style:name="P25" style:family="paragraph" style:parent-style-name="Text_20_body">
      <style:text-properties officeooo:paragraph-rsid="0022dfc5"/>
    </style:style>
    <style:style style:name="P26" style:family="paragraph" style:parent-style-name="Text_20_body">
      <style:text-properties officeooo:paragraph-rsid="0037d022"/>
    </style:style>
    <style:style style:name="P27" style:family="paragraph" style:parent-style-name="Table_20_Contents">
      <style:text-properties style:font-name="Arial" officeooo:rsid="002904da" officeooo:paragraph-rsid="002904da"/>
    </style:style>
    <style:style style:name="P28" style:family="paragraph" style:parent-style-name="Table_20_Contents">
      <style:text-properties style:font-name="Arial" officeooo:rsid="0029b860" officeooo:paragraph-rsid="0029b860"/>
    </style:style>
    <style:style style:name="P29" style:family="paragraph" style:parent-style-name="Table_20_Contents">
      <style:text-properties style:font-name="Arial" officeooo:rsid="0034094a" officeooo:paragraph-rsid="0034094a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34094a" officeooo:paragraph-rsid="0037654f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rsid="0034094a" officeooo:paragraph-rsid="0037d022"/>
    </style:style>
    <style:style style:name="P32" style:family="paragraph" style:parent-style-name="Table_20_Contents">
      <style:text-properties style:font-name="Arial" officeooo:rsid="0036e7f6" officeooo:paragraph-rsid="0036e7f6"/>
    </style:style>
    <style:style style:name="P33" style:family="paragraph" style:parent-style-name="Table_20_Contents">
      <style:text-properties style:font-name="Arial" officeooo:rsid="0037654f" officeooo:paragraph-rsid="0037654f"/>
    </style:style>
    <style:style style:name="P34" style:family="paragraph" style:parent-style-name="Table_20_Contents">
      <style:text-properties style:font-name="Arial" officeooo:rsid="0037654f" officeooo:paragraph-rsid="0037d022"/>
    </style:style>
    <style:style style:name="P35" style:family="paragraph" style:parent-style-name="Table_20_Contents">
      <style:text-properties style:font-name="Arial" officeooo:rsid="0037d022" officeooo:paragraph-rsid="0037d022"/>
    </style:style>
    <style:style style:name="P36" style:family="paragraph" style:parent-style-name="Table_20_Contents">
      <style:text-properties style:font-name="Arial" officeooo:rsid="0037d022" officeooo:paragraph-rsid="00387421"/>
    </style:style>
    <style:style style:name="P37" style:family="paragraph" style:parent-style-name="Table_20_Contents">
      <style:text-properties style:font-name="Arial" officeooo:rsid="00387421" officeooo:paragraph-rsid="00387421"/>
    </style:style>
    <style:style style:name="P38" style:family="paragraph" style:parent-style-name="Table_20_Contents">
      <style:text-properties style:font-name="Arial" officeooo:rsid="00398a0f" officeooo:paragraph-rsid="00398a0f"/>
    </style:style>
    <style:style style:name="P39" style:family="paragraph" style:parent-style-name="Table_20_Contents">
      <style:text-properties style:font-name="Arial" officeooo:rsid="00398a0f" officeooo:paragraph-rsid="003bec7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398a0f" officeooo:paragraph-rsid="00398a0f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398a0f" officeooo:paragraph-rsid="003e636a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34094a" officeooo:paragraph-rsid="0034094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weight="bold" officeooo:rsid="0034094a" officeooo:paragraph-rsid="00456f17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weight="bold" officeooo:rsid="003e636a" officeooo:paragraph-rsid="003e636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weight="bold" officeooo:rsid="003a2f51" officeooo:paragraph-rsid="003e636a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weight="bold" officeooo:rsid="003a2f51" officeooo:paragraph-rsid="00398a0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weight="bold" officeooo:rsid="003d6b59" officeooo:paragraph-rsid="003a2f51" style:font-weight-asian="bold" style:font-weight-complex="bold"/>
    </style:style>
    <style:style style:name="P48" style:family="paragraph" style:parent-style-name="Table_20_Contents">
      <style:text-properties style:font-name="Arial" officeooo:rsid="003e636a" officeooo:paragraph-rsid="003e636a"/>
    </style:style>
    <style:style style:name="P49" style:family="paragraph" style:parent-style-name="Table_20_Contents">
      <style:text-properties style:font-name="Arial" officeooo:rsid="00456f17" officeooo:paragraph-rsid="00456f17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1539aa"/>
    </style:style>
    <style:style style:name="P51" style:family="paragraph" style:parent-style-name="Text_20_body" style:list-style-name="L2">
      <style:paragraph-properties fo:margin-top="0cm" fo:margin-bottom="0cm" loext:contextual-spacing="false"/>
      <style:text-properties style:font-name="Arial" officeooo:paragraph-rsid="001539aa"/>
    </style:style>
    <style:style style:name="T1" style:family="text">
      <style:text-properties officeooo:rsid="001539aa"/>
    </style:style>
    <style:style style:name="T2" style:family="text">
      <style:text-properties officeooo:rsid="0016ed20"/>
    </style:style>
    <style:style style:name="T3" style:family="text">
      <style:text-properties officeooo:rsid="00174eca"/>
    </style:style>
    <style:style style:name="T4" style:family="text">
      <style:text-properties style:font-name="Arial"/>
    </style:style>
    <style:style style:name="T5" style:family="text">
      <style:text-properties style:font-name="Arial" officeooo:rsid="0016ed20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174eca" style:font-weight-asian="normal" style:font-weight-complex="normal"/>
    </style:style>
    <style:style style:name="T8" style:family="text">
      <style:text-properties style:font-name="Arial" fo:font-weight="normal" officeooo:rsid="0019447d"/>
    </style:style>
    <style:style style:name="T9" style:family="text">
      <style:text-properties style:font-name="Arial" officeooo:rsid="00174eca"/>
    </style:style>
    <style:style style:name="T10" style:family="text">
      <style:text-properties style:font-name="Arial" officeooo:rsid="0019447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19447d" style:font-size-asian="14pt" style:font-size-complex="14pt"/>
    </style:style>
    <style:style style:name="T13" style:family="text">
      <style:text-properties style:font-name="Arial" fo:font-size="14pt" officeooo:rsid="00194679" style:font-size-asian="14pt" style:font-size-complex="14pt"/>
    </style:style>
    <style:style style:name="T14" style:family="text">
      <style:text-properties style:font-name="Arial" fo:font-size="14pt" officeooo:rsid="0020f926" style:font-size-asian="14pt" style:font-size-complex="14pt"/>
    </style:style>
    <style:style style:name="T15" style:family="text">
      <style:text-properties style:font-name="Arial" fo:font-size="14pt" officeooo:rsid="0037654f" style:font-size-asian="14pt" style:font-size-complex="14pt"/>
    </style:style>
    <style:style style:name="T16" style:family="text">
      <style:text-properties style:font-name="Arial" fo:font-size="14pt" officeooo:rsid="003d6b59" style:font-size-asian="14pt" style:font-size-complex="14pt"/>
    </style:style>
    <style:style style:name="T17" style:family="text">
      <style:text-properties style:font-name="Arial" fo:font-size="18pt" style:font-size-asian="18pt" style:font-size-complex="18pt"/>
    </style:style>
    <style:style style:name="T18" style:family="text">
      <style:text-properties style:font-name="Arial" fo:font-size="18pt" officeooo:rsid="0019f1e6" style:font-size-asian="18pt" style:font-size-complex="18pt"/>
    </style:style>
    <style:style style:name="T19" style:family="text">
      <style:text-properties style:font-name="Arial" fo:font-size="18pt" officeooo:rsid="001cc364" style:font-size-asian="18pt" style:font-size-complex="18pt"/>
    </style:style>
    <style:style style:name="T20" style:family="text">
      <style:text-properties style:font-name="Arial" fo:font-size="18pt" officeooo:rsid="001d070a" style:font-size-asian="18pt" style:font-size-complex="18pt"/>
    </style:style>
    <style:style style:name="T21" style:family="text">
      <style:text-properties style:font-name="Arial" fo:font-size="18pt" officeooo:rsid="0031f27d" style:font-size-asian="18pt" style:font-size-complex="18pt"/>
    </style:style>
    <style:style style:name="T22" style:family="text">
      <style:text-properties style:font-name="Arial" fo:font-size="12pt" fo:font-weight="normal" officeooo:rsid="0020f926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22dfc5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244b0f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7654f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7d022" style:font-size-asian="12pt" style:font-weight-asian="normal" style:font-size-complex="12pt" style:font-weight-complex="normal"/>
    </style:style>
    <style:style style:name="T27" style:family="text">
      <style:text-properties style:font-name="Arial" officeooo:rsid="0028dcce"/>
    </style:style>
    <style:style style:name="T28" style:family="text">
      <style:text-properties style:font-name="Arial" officeooo:rsid="0037654f"/>
    </style:style>
    <style:style style:name="T29" style:family="text">
      <style:text-properties style:font-name="Arial" style:text-underline-style="solid" style:text-underline-type="double" style:text-underline-width="auto" style:text-underline-color="font-color"/>
    </style:style>
    <style:style style:name="T30" style:family="text">
      <style:text-properties style:font-name="Arial" officeooo:rsid="0043ab6d"/>
    </style:style>
    <style:style style:name="T31" style:family="text">
      <style:text-properties officeooo:rsid="0019447d"/>
    </style:style>
    <style:style style:name="T32" style:family="text">
      <style:text-properties officeooo:rsid="001c5e7e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19447d" style:font-size-asian="14pt" style:font-size-complex="14pt"/>
    </style:style>
    <style:style style:name="T35" style:family="text">
      <style:text-properties fo:font-size="14pt" officeooo:rsid="0020f926" style:font-size-asian="14pt" style:font-size-complex="14pt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00439" style:font-size-asian="12pt" style:font-weight-asian="normal" style:font-size-complex="12pt" style:font-weight-complex="normal"/>
    </style:style>
    <style:style style:name="T38" style:family="text">
      <style:text-properties officeooo:rsid="002bfd2b"/>
    </style:style>
    <style:style style:name="T39" style:family="text">
      <style:text-properties officeooo:rsid="0034094a"/>
    </style:style>
    <style:style style:name="T40" style:family="text">
      <style:text-properties officeooo:rsid="003bec7e"/>
    </style:style>
    <style:style style:name="T41" style:family="text">
      <style:text-properties officeooo:rsid="00456f17"/>
    </style:style>
    <style:style style:name="T42" style:family="text">
      <style:text-properties officeooo:rsid="0037d022"/>
    </style:style>
    <style:style style:name="T43" style:family="text">
      <style:text-properties officeooo:rsid="004acd8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7">Plano </text:span></text:span><text:span text:style-name="Strong_20_Emphasis"><text:span text:style-name="T19">Geral </text:span></text:span><text:span text:style-name="Strong_20_Emphasis"><text:span text:style-name="T17">d</text:span></text:span><text:span text:style-name="Strong_20_Emphasis"><text:span text:style-name="T18">o</text:span></text:span><text:span text:style-name="Strong_20_Emphasis"><text:span text:style-name="T17"> Projeto </text:span></text:span><text:span text:style-name="Strong_20_Emphasis"><text:span text:style-name="T20">(P</text:span></text:span><text:span text:style-name="Strong_20_Emphasis"><text:span text:style-name="T21">GP</text:span></text:span><text:span text:style-name="Strong_20_Emphasis"><text:span text:style-name="T20">)</text:span></text:span></text:p>
      <text:p text:style-name="P6"><text:span text:style-name="Strong_20_Emphasis"><text:span text:style-name="T4"/></text:span></text:p>
      <text:p text:style-name="P7"><text:span text:style-name="Strong_20_Emphasis"><text:span text:style-name="T12">1. </text:span></text:span><text:span text:style-name="Strong_20_Emphasis"><text:span text:style-name="T11">Sumário Executivo do Projeto</text:span></text:span></text:p>
      <text:p text:style-name="P11">&lt;Definir o objetivo do plano.<text:span text:style-name="T31">&gt;</text:span></text:p>
      <text:p text:style-name="P11">Exemplo:</text:p>
      <text:p text:style-name="P12">Este <text:span text:style-name="T1">plano</text:span> propõe implantar um gerenciador de tarefas. O objetivo é proporcionar um melhoramento nas organizações das tarefas dos desenvolvedores de software. </text:p>
      <text:p text:style-name="P12"/>
      <text:p text:style-name="P7"><text:span text:style-name="Strong_20_Emphasis"><text:span text:style-name="T12">2. </text:span></text:span><text:span text:style-name="Strong_20_Emphasis"><text:span text:style-name="T11">Visão Geral do Projeto</text:span></text:span></text:p>
      <text:p text:style-name="P11">&lt;Definir uma visão geral que será apresentado no plano do projeto.<text:span text:style-name="T31">&gt;</text:span></text:p>
      <text:p text:style-name="P11">Exemplo:</text:p>
      <text:p text:style-name="P12">O projeto <text:span text:style-name="T1">Gestão Academica</text:span> será desenvolvido por uma equipe com cinco integrantes.<text:line-break/>Será esclarecido as seguintes etapas abaixo no decorrer do plano de projeto de software.<text:line-break/>- Escopo do Projeto <text:line-break/>- Deliverables Macros<text:line-break/>- Riscos.</text:p>
      <text:p text:style-name="P12"/>
      <text:p text:style-name="P7"><text:span text:style-name="Strong_20_Emphasis"><text:span text:style-name="T12">3. </text:span></text:span><text:span text:style-name="Strong_20_Emphasis"><text:span text:style-name="T11">Objetivos do Projeto</text:span></text:span></text:p>
      <text:p text:style-name="P11">&lt; Definir o objetivo do projeto.<text:span text:style-name="T31">&gt;</text:span></text:p>
      <text:p text:style-name="P11">Exemplo:</text:p>
      <text:p text:style-name="P12">O propósito do projeto <text:span text:style-name="T1">Gestão Acadêmica é desenvolver e implantar um sistema de matrícula. Este sistema fará o controle de faltas, notas permitido que os usuários submeta seus trabalhos e chat em tempo real entre os usuários online. </text:span></text:p>
      <text:p text:style-name="P11"><text:span text:style-name="T32">O projeto está</text:span> dividido em cinco fases: instalação versão beta, treinamento dos usuários, migração dos dados atuais, ajustes de bugs e entrega da versão final. A estimativa de duração do projeto é de três meses. </text:p>
      <text:p text:style-name="P12"/>
      <text:p text:style-name="P8"><text:span text:style-name="Strong_20_Emphasis"><text:span text:style-name="T12">4. </text:span></text:span><text:span text:style-name="Strong_20_Emphasis"><text:span text:style-name="T11">Escopo do Projeto</text:span></text:span><text:span text:style-name="Strong_20_Emphasis"><text:span text:style-name="T4"><text:line-break/></text:span></text:span><text:span text:style-name="T5">&lt; Definir o escopo do projeto.</text:span><text:span text:style-name="T10">&gt;</text:span></text:p>
      <text:p text:style-name="P13">Exemplo:</text:p>
      <text:p text:style-name="P14"><text:span text:style-name="T2">O</text:span> escopo deste projeto inclui e exclui os seguintes itens.</text:p>
      <text:p text:style-name="P7"><text:span text:style-name="Strong_20_Emphasis"><text:span text:style-name="T4">No Escopo:</text:span></text:span></text:p>
      <text:list xml:id="list1522036516121072461" text:style-name="L1">
        <text:list-item>
          <text:p text:style-name="P50"><text:soft-page-break/>Análise do estado atual: Será realizado um estudo na empresa contratante para verificar como funciona o gerenciamento <text:span text:style-name="T2">acadêmico</text:span> atualmente. Será documentado todo o processo atual d<text:span text:style-name="T2">a gestão acadêmica</text:span>. </text:p>
        </text:list-item>
        <text:list-item>
          <text:p text:style-name="P50">Desenvolvimento: Desenvolvimento do sistema. </text:p>
        </text:list-item>
        <text:list-item>
          <text:p text:style-name="P50">Testes: Testes do sistema desenvolvido. Serão realizados testes no ambiente de desenvolvimento e no ambiente de produção. </text:p>
        </text:list-item>
        <text:list-item>
          <text:p text:style-name="P50">Procedimento de migração: Será realizada a migração dos dados atuais para o sistema que será desenvolvido.</text:p>
          <text:p text:style-name="P50"/>
        </text:list-item>
      </text:list>
      <text:p text:style-name="P7"><text:span text:style-name="Strong_20_Emphasis"><text:span text:style-name="T4">Fora do Escopo:</text:span></text:span></text:p>
      <text:list xml:id="list6328008232098028108" text:style-name="L2">
        <text:list-item>
          <text:p text:style-name="P51">Aquisição de novo servidor: Aquisição e instalação de um novo servidor para instalação do sistema. </text:p>
        </text:list-item>
        <text:list-item>
          <text:p text:style-name="P51">Aquisição do SGBD Oracle 11g: Aquisição e instalação do SGBD Oracle 11g. </text:p>
        </text:list-item>
      </text:list>
      <text:p text:style-name="P7"><text:span text:style-name="Strong_20_Emphasis"><text:span text:style-name="T4"/></text:span></text:p>
      <text:p text:style-name="P7"><text:span text:style-name="Strong_20_Emphasis"><text:span text:style-name="T12">5. </text:span></text:span><text:span text:style-name="Strong_20_Emphasis"><text:span text:style-name="T16">Organizações </text:span></text:span><text:span text:style-name="Strong_20_Emphasis"><text:span text:style-name="T11">Afetad</text:span></text:span><text:span text:style-name="Strong_20_Emphasis"><text:span text:style-name="T16">a</text:span></text:span><text:span text:style-name="Strong_20_Emphasis"><text:span text:style-name="T11">s ou Impactad</text:span></text:span><text:span text:style-name="Strong_20_Emphasis"><text:span text:style-name="T16">a</text:span></text:span><text:span text:style-name="Strong_20_Emphasis"><text:span text:style-name="T11">s</text:span></text:span></text:p>
      <text:p text:style-name="P14"><text:s/><text:span text:style-name="T2">&lt; Definir os afetados ou impactos pelo projeto.&gt;</text:span></text:p>
      <text:p text:style-name="P20">Modelo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44">&lt;Organização&gt;</text:p>
          </table:table-cell>
          <table:covered-table-cell/>
        </table:table-row>
        <table:table-row>
          <table:table-cell table:style-name="Tabela5.A2" office:value-type="string">
            <text:p text:style-name="P45">Departamento/Setor</text:p>
          </table:table-cell>
          <table:table-cell table:style-name="Tabela5.B2" office:value-type="string">
            <text:p text:style-name="P41">Impacto</text:p>
          </table:table-cell>
        </table:table-row>
        <table:table-row>
          <table:table-cell table:style-name="Tabela5.A2" office:value-type="string">
            <text:p text:style-name="P48">&lt;Setor ou departamento da empresa que será afetado por uma determinada atividade do processo/projeto.&gt;</text:p>
          </table:table-cell>
          <table:table-cell table:style-name="Tabela5.B2" office:value-type="string">
            <text:p text:style-name="P48">&lt;Definir os impactos que serão ocasionados no departamento/setor pela execução de uma determinada atividade.&gt;</text:p>
          </table:table-cell>
        </table:table-row>
      </table:table>
      <text:p text:style-name="P4"/>
      <text:p text:style-name="P19">Exemplo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7">Rede Smart de Supermecados</text:p>
          </table:table-cell>
          <table:covered-table-cell/>
        </table:table-row>
        <table:table-row>
          <table:table-cell table:style-name="Tabela4.A2" office:value-type="string">
            <text:p text:style-name="P46">Departamento/Setor</text:p>
          </table:table-cell>
          <table:table-cell table:style-name="Tabela4.B2" office:value-type="string">
            <text:p text:style-name="P40">Impacto</text:p>
          </table:table-cell>
        </table:table-row>
        <table:table-row>
          <table:table-cell table:style-name="Tabela4.A2" office:value-type="string">
            <text:p text:style-name="P39"><text:span text:style-name="T40">D</text:span>epartamento de vend<text:span text:style-name="T40">as</text:span></text:p>
          </table:table-cell>
          <table:table-cell table:style-name="Tabela4.B2" office:value-type="string">
            <text:p text:style-name="P38"><text:span text:style-name="T43">Paralisação</text:span> para coleta de requisitos.</text:p>
          </table:table-cell>
        </table:table-row>
      </table:table>
      <text:p text:style-name="P7"><text:span text:style-name="Strong_20_Emphasis"><text:span text:style-name="T4"/></text:span></text:p>
      <text:p text:style-name="P7"><text:span text:style-name="Strong_20_Emphasis"><text:span text:style-name="T29"/></text:span></text:p>
      <text:p text:style-name="P7"><text:span text:style-name="Strong_20_Emphasis"><text:span text:style-name="T12">6. </text:span></text:span><text:span text:style-name="Strong_20_Emphasis"><text:span text:style-name="T15">Recursos Não Humanos e de Ambiente</text:span></text:span></text:p>
      <text:p text:style-name="P12"><text:span text:style-name="T3">&lt; Definir as premissas do projeto, ou seja, os recursos não humanos e o ambiente necessários para o projeto, incluindo, por exemplo, equipamentos, ferramentas, serviços, componentes, viagens e requisitos de processo.</text:span> <text:span text:style-name="T3">&gt;</text:span></text:p>
      <text:p text:style-name="P21">Modelo: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3">Recurso</text:p>
          </table:table-cell>
          <table:table-cell table:style-name="Tabela6.B1" office:value-type="string">
            <text:p text:style-name="P43">Tipo</text:p>
          </table:table-cell>
        </table:table-row>
        <table:table-row>
          <table:table-cell table:style-name="Tabela6.A2" office:value-type="string">
            <text:p text:style-name="P49"><text:span text:style-name="T42">&lt;Recurso </text:span>a<text:span text:style-name="T42">locado&gt;</text:span></text:p>
          </table:table-cell>
          <table:table-cell table:style-name="Tabela6.B2" office:value-type="string">
            <text:p text:style-name="P49">&lt;Definir o tipo do recurso&gt;</text:p>
          </table:table-cell>
        </table:table-row>
      </table:table>
      <text:p text:style-name="P5"/>
      <text:p text:style-name="P17"/>
      <text:p text:style-name="P17"><text:soft-page-break/>Exemplo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Recurso</text:p>
          </table:table-cell>
          <table:table-cell table:style-name="Tabela1.B1" office:value-type="string">
            <text:p text:style-name="P42">Tipo</text:p>
          </table:table-cell>
        </table:table-row>
        <table:table-row>
          <table:table-cell table:style-name="Tabela1.A2" office:value-type="string">
            <text:p text:style-name="P27"><text:span text:style-name="T39">S</text:span>oftware X</text:p>
          </table:table-cell>
          <table:table-cell table:style-name="Tabela1.B2" office:value-type="string">
            <text:p text:style-name="P29">Ferramente</text:p>
          </table:table-cell>
        </table:table-row>
        <table:table-row>
          <table:table-cell table:style-name="Tabela1.A2" office:value-type="string">
            <text:p text:style-name="P27"><text:span text:style-name="T39">E</text:span>spaço para realização do evento de inauguração do projeto.</text:p>
          </table:table-cell>
          <table:table-cell table:style-name="Tabela1.B2" office:value-type="string">
            <text:p text:style-name="P29">Ambiente</text:p>
          </table:table-cell>
        </table:table-row>
        <table:table-row>
          <table:table-cell table:style-name="Tabela1.A2" office:value-type="string">
            <text:p text:style-name="P28">Viagem para validação do Plano Geral do Projeto com o cliente.</text:p>
          </table:table-cell>
          <table:table-cell table:style-name="Tabela1.B2" office:value-type="string">
            <text:p text:style-name="P29">Viagem</text:p>
          </table:table-cell>
        </table:table-row>
        <table:table-row>
          <table:table-cell table:style-name="Tabela1.A2" office:value-type="string">
            <text:p text:style-name="P28">Sala de Reuniões</text:p>
          </table:table-cell>
          <table:table-cell table:style-name="Tabela1.B2" office:value-type="string">
            <text:p text:style-name="P29">Ambiente</text:p>
          </table:table-cell>
        </table:table-row>
        <table:table-row>
          <table:table-cell table:style-name="Tabela1.A2" office:value-type="string">
            <text:p text:style-name="P32">Projetor de Imagem</text:p>
          </table:table-cell>
          <table:table-cell table:style-name="Tabela1.B2" office:value-type="string">
            <text:p text:style-name="P32">Equipamento</text:p>
          </table:table-cell>
        </table:table-row>
      </table:table>
      <text:p text:style-name="P17"/>
      <text:p text:style-name="P12"/>
      <text:p text:style-name="P7"><text:span text:style-name="Strong_20_Emphasis"><text:span text:style-name="T12">7. </text:span></text:span><text:span text:style-name="Strong_20_Emphasis"><text:span text:style-name="T11">Restrições do Projeto</text:span></text:span></text:p>
      <text:p text:style-name="P15"><text:span text:style-name="T3">&lt; Definir as restrições do projeto que devem ser avaliadas visando estabelecer a viabilidade ou não do projeto</text:span>. <text:span text:style-name="T38">Contendo restrições de recursos financeiros, de objetivos do projeto ou até mesmos restrições que possam ser impostas pelo cliente, por exemplo.&gt; </text:span></text:p>
      <text:p text:style-name="P9"><text:span text:style-name="Strong_20_Emphasis"><text:span text:style-name="T4"/></text:span></text:p>
      <text:p text:style-name="P9"><text:span text:style-name="Strong_20_Emphasis"><text:span text:style-name="T12">8. </text:span></text:span><text:span text:style-name="Strong_20_Emphasis"><text:span text:style-name="T11">Estimativas do Projeto</text:span></text:span><text:span text:style-name="Strong_20_Emphasis"><text:span text:style-name="T13"> – </text:span></text:span><text:span text:style-name="Strong_20_Emphasis"><text:span text:style-name="T11">Esforço / Custo / Duração</text:span></text:span></text:p>
      <text:p text:style-name="P24"><text:span text:style-name="T9">&lt;Defini</text:span><text:span text:style-name="T28">ção</text:span><text:span text:style-name="T9"> </text:span><text:span text:style-name="T28">d</text:span><text:span text:style-name="T9">as estimativas do projeto </text:span><text:span text:style-name="T28">conforme o template </text:span><text:a xlink:type="simple" xlink:href="https://github.com/matheuspiment/PSW/blob/master/Processo/Template/GPR-Cronograma%20do%20Projeto.odt" text:style-name="Internet_20_link" text:visited-style-name="Visited_20_Internet_20_Link"><text:span text:style-name="T28">Coronograma do Projeto</text:span></text:a><text:span text:style-name="T9">.</text:span><text:span text:style-name="T10">&gt;</text:span></text:p>
      <text:p text:style-name="P9"><text:span text:style-name="Strong_20_Emphasis"><text:span text:style-name="T8"/></text:span></text:p>
      <text:p text:style-name="P23"><text:span text:style-name="Strong_20_Emphasis"><text:span text:style-name="T13">9</text:span></text:span><text:span text:style-name="Strong_20_Emphasis"><text:span text:style-name="T12">. </text:span></text:span><text:span text:style-name="Strong_20_Emphasis"><text:span text:style-name="T14">Riscos do projeto</text:span></text:span></text:p>
      <text:p text:style-name="P23"><text:span text:style-name="Strong_20_Emphasis"><text:span text:style-name="T22">&lt;Defini</text:span></text:span><text:span text:style-name="Strong_20_Emphasis"><text:span text:style-name="T25">ção</text:span></text:span><text:span text:style-name="Strong_20_Emphasis"><text:span text:style-name="T22"> </text:span></text:span><text:span text:style-name="Strong_20_Emphasis"><text:span text:style-name="T25">d</text:span></text:span><text:span text:style-name="Strong_20_Emphasis"><text:span text:style-name="T22">os riscos para o projeto conforme o template </text:span></text:span><text:a xlink:type="simple" xlink:href="https://github.com/matheuspiment/PSW/blob/master/Processo/Template/GPR-Documento%20de%20Riscos%20do%20Projeto.ods" text:style-name="Internet_20_link" text:visited-style-name="Visited_20_Internet_20_Link"><text:span text:style-name="Strong_20_Emphasis"><text:span text:style-name="T22">Documento de Riscos do Projeto</text:span></text:span></text:a><text:span text:style-name="Strong_20_Emphasis"><text:span text:style-name="T22">&gt;</text:span></text:span></text:p>
      <text:p text:style-name="P23"><text:span text:style-name="Strong_20_Emphasis"><text:span text:style-name="T22"/></text:span></text:p>
      <text:p text:style-name="P7"><text:span text:style-name="Strong_20_Emphasis"><text:span text:style-name="T14">10</text:span></text:span><text:span text:style-name="Strong_20_Emphasis"><text:span text:style-name="T12">. </text:span></text:span><text:span text:style-name="Strong_20_Emphasis"><text:span text:style-name="T15">Recursos Humanos</text:span></text:span></text:p>
      <text:p text:style-name="P25"><text:span text:style-name="Strong_20_Emphasis"><text:span text:style-name="T23">&lt;</text:span></text:span><text:span text:style-name="Strong_20_Emphasis"><text:span text:style-name="T24">Definir os papéis/</text:span></text:span><text:span text:style-name="Strong_20_Emphasis"><text:span text:style-name="T25">recursos</text:span></text:span><text:span text:style-name="Strong_20_Emphasis"><text:span text:style-name="T24"> que farão parte do projeto, cada papel</text:span></text:span><text:span text:style-name="Strong_20_Emphasis"><text:span text:style-name="T23"> deve atender as exigências estabelecidas em seus devidos processos, como </text:span></text:span><text:span text:style-name="Strong_20_Emphasis"><text:span text:style-name="T24">n</text:span></text:span><text:span text:style-name="Strong_20_Emphasis"><text:span text:style-name="T23">o </text:span></text:span><text:span text:style-name="Strong_20_Emphasis"><text:span text:style-name="T24">documento </text:span></text:span><text:span text:style-name="Strong_20_Emphasis"><text:span text:style-name="T23">GPR-Processo, por exemplo.&gt;</text:span></text:span></text:p>
      <text:p text:style-name="P26"><text:span text:style-name="Strong_20_Emphasis"><text:span text:style-name="T26">Modelo: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Recurso</text:p>
          </table:table-cell>
          <table:table-cell table:style-name="Tabela3.B1" office:value-type="string">
            <text:p text:style-name="P34">Papel</text:p>
          </table:table-cell>
        </table:table-row>
        <table:table-row>
          <table:table-cell table:style-name="Tabela3.A2" office:value-type="string">
            <text:p text:style-name="P35">&lt;Recurso/Indivíduo <text:span text:style-name="T41">a</text:span>locado&gt;</text:p>
          </table:table-cell>
          <table:table-cell table:style-name="Tabela3.B2" office:value-type="string">
            <text:p text:style-name="P37">&lt;Papel <text:span text:style-name="T43">exercido</text:span> pelo recurso&gt;</text:p>
          </table:table-cell>
        </table:table-row>
        <table:table-row>
          <table:table-cell table:style-name="Tabela3.A2" office:value-type="string">
            <text:p text:style-name="P36">&lt;Recurso/Indivíduo <text:span text:style-name="T41">a</text:span>locado&gt;</text:p>
          </table:table-cell>
          <table:table-cell table:style-name="Tabela3.B2" office:value-type="string">
            <text:p text:style-name="P37">&lt;Papel <text:span text:style-name="T43">exercido</text:span> pelo recurso&gt;</text:p>
          </table:table-cell>
        </table:table-row>
      </table:table>
      <text:p text:style-name="P3"><text:span text:style-name="Strong_20_Emphasis"><text:span text:style-name="T26"/></text:span></text:p>
      <text:p text:style-name="P24"><text:span text:style-name="Strong_20_Emphasis"><text:span text:style-name="T25">Exemplo: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Recurso</text:p>
          </table:table-cell>
          <table:table-cell table:style-name="Tabela2.B1" office:value-type="string">
            <text:p text:style-name="P33">Papel</text:p>
          </table:table-cell>
        </table:table-row>
        <table:table-row>
          <table:table-cell table:style-name="Tabela2.A2" office:value-type="string">
            <text:p text:style-name="P33">José Antônio</text:p>
          </table:table-cell>
          <table:table-cell table:style-name="Tabela2.B2" office:value-type="string">
            <text:p text:style-name="P33"><text:span text:style-name="T43">Gerente</text:span> de Projeto</text:p>
          </table:table-cell>
        </table:table-row>
        <text:soft-page-break/>
        <table:table-row>
          <table:table-cell table:style-name="Tabela2.A2" office:value-type="string">
            <text:p text:style-name="P33">Carlos André</text:p>
          </table:table-cell>
          <table:table-cell table:style-name="Tabela2.B2" office:value-type="string">
            <text:p text:style-name="P33"><text:span text:style-name="T43">Gerente</text:span> de Requisitos</text:p>
          </table:table-cell>
        </table:table-row>
        <table:table-row>
          <table:table-cell table:style-name="Tabela2.A2" office:value-type="string">
            <text:p text:style-name="P33">Maria Joaquina</text:p>
          </table:table-cell>
          <table:table-cell table:style-name="Tabela2.B2" office:value-type="string">
            <text:p text:style-name="P33">Desenvolvedor(a)</text:p>
          </table:table-cell>
        </table:table-row>
        <table:table-row>
          <table:table-cell table:style-name="Tabela2.A2" office:value-type="string">
            <text:p text:style-name="P33">Felipe Lopes</text:p>
          </table:table-cell>
          <table:table-cell table:style-name="Tabela2.B2" office:value-type="string">
            <text:p text:style-name="P33">Analista de Teste</text:p>
          </table:table-cell>
        </table:table-row>
      </table:table>
      <text:p text:style-name="P2"><text:span text:style-name="Strong_20_Emphasis"><text:span text:style-name="T23"/></text:span></text:p>
      <text:p text:style-name="P18"/>
      <text:p text:style-name="P16"><text:span text:style-name="Strong_20_Emphasis"><text:span text:style-name="T34">1</text:span></text:span><text:span text:style-name="Strong_20_Emphasis"><text:span text:style-name="T35">1</text:span></text:span><text:span text:style-name="Strong_20_Emphasis"><text:span text:style-name="T34">. </text:span></text:span><text:span text:style-name="Strong_20_Emphasis"><text:span text:style-name="T33">Ciclo de Vida do Projeto</text:span></text:span></text:p>
      <text:p text:style-name="P16"><text:span text:style-name="Strong_20_Emphasis"><text:span text:style-name="T36">&lt;Definir o modelo de ciclo de vida e as fases definidos/</text:span></text:span><text:span text:style-name="Strong_20_Emphasis"><text:span text:style-name="T37">escolhidos</text:span></text:span><text:span text:style-name="Strong_20_Emphasis"><text:span text:style-name="T36"> para o projeto.&gt;</text:span></text:span></text:p>
      <text:p text:style-name="P9"><text:span text:style-name="Strong_20_Emphasis"><text:span text:style-name="T4"/></text:span></text:p>
      <text:p text:style-name="P7"><text:span text:style-name="Strong_20_Emphasis"><text:span text:style-name="T27">12. </text:span></text:span><text:span text:style-name="Strong_20_Emphasis"><text:span text:style-name="T4">Aprovação do </text:span></text:span><text:span text:style-name="Strong_20_Emphasis"><text:span text:style-name="T30">Plano Geral do Projeto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4">__________________________________________________ <text:s text:c="3"/>___________________</text:span></text:span></text:p>
      <text:p text:style-name="P10"><text:span text:style-name="Strong_20_Emphasis"><text:span text:style-name="T7">Patrocinador do Projeto - &lt; Nome do patrocinador do projeto &gt;</text:span></text:span><text:span text:style-name="Strong_20_Emphasis"><text:span text:style-name="T9"> <text:s text:c="16"/></text:span></text:span><text:span text:style-name="Strong_20_Emphasis"><text:span text:style-name="T7">Data <text:s/></text:span></text:span><text:span text:style-name="Strong_20_Emphasis"><text:span text:style-name="T6"><text:s text:c="8"/></text:span></text:span><text:span text:style-name="Strong_20_Emphasis"><text:span text:style-name="T4"><text:s text:c="5"/>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22"><text:span text:style-name="Strong_20_Emphasis"><text:span text:style-name="T4">__________________________________________________ <text:s text:c="3"/>___________________</text:span></text:span></text:p>
      <text:p text:style-name="P10"><text:span text:style-name="Strong_20_Emphasis"><text:span text:style-name="T7">Gerente do Projeto: &lt; Nome do gerente do projeto &gt; <text:s text:c="17"/></text:span></text:span><text:span text:style-name="Strong_20_Emphasis"><text:span text:style-name="T9"><text:s text:c="15"/></text:span></text:span><text:span text:style-name="Strong_20_Emphasis"><text:span text:style-name="T7">Data <text:s/></text:span></text:span><text:span text:style-name="Strong_20_Emphasis"><text:span text:style-name="T6"><text:s text:c="8"/></text:span></text:span><text:span text:style-name="Strong_20_Emphasis"><text:span text:style-name="T4"><text:s text:c="2"/></text:span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7:26.949670805</meta:creation-date>
    <dc:date>2016-10-01T09:17:34.517000000</dc:date>
    <meta:editing-duration>PT2H20M17S</meta:editing-duration>
    <meta:editing-cycles>40</meta:editing-cycles>
    <meta:generator>LibreOffice/5.1.5.2$Windows_X86_64 LibreOffice_project/7a864d8825610a8c07cfc3bc01dd4fce6a9447e5</meta:generator>
    <meta:document-statistic meta:table-count="6" meta:image-count="0" meta:object-count="0" meta:page-count="4" meta:paragraph-count="93" meta:word-count="643" meta:character-count="4380" meta:non-whitespace-character-count="3743"/>
  </office:meta>
</office:document-meta>
</file>